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66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.9cm"/>
      <style:paragraph-properties style:writing-mode="tb-rl"/>
    </style:style>
    <style:style style:name="gr6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3cm" svg:stroke-color="#ff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8" style:family="graphic" style:parent-style-name="objectwithoutfill">
      <style:graphic-properties svg:stroke-width="0.2cm" svg:stroke-color="#ff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314004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33ff99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3cm" svg:stroke-color="#000099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2" style:family="graphic" style:parent-style-name="objectwithoutfill">
      <style:graphic-properties svg:stroke-width="0.3cm" svg:stroke-color="#661900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3" style:family="graphic" style:parent-style-name="objectwithoutfill">
      <style:graphic-properties svg:stroke-width="0.3cm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P1" style:family="paragraph">
      <style:text-properties fo:font-size="18pt" style:font-size-asian="26pt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6.014cm" svg:height="1.466cm" svg:x="6.886cm" svg:y="1.934cm">
          <draw:text-box>
            <text:p text:style-name="P1">策略执行阶段</text:p>
          </draw:text-box>
        </draw:frame>
        <draw:custom-shape draw:style-name="gr2" draw:text-style-name="P2" draw:layer="layout" svg:width="5.5cm" svg:height="2.3cm" svg:x="2.5cm" svg:y="5.6cm">
          <text:p text:style-name="P2">询价系统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7.1cm" svg:height="2.1cm" svg:x="11.1cm" svg:y="5.7cm">
          <text:p text:style-name="P2">询价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1cm" svg:height="2.1cm" svg:x="11.1cm" svg:y="10.1cm">
          <text:p text:style-name="P2">用户策略顺序执行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1cm" svg:height="2.1cm" svg:x="11.2cm" svg:y="14.4cm">
          <text:p text:style-name="P2">Module1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1cm" svg:height="2.1cm" svg:x="11.2cm" svg:y="17.6cm">
          <text:p text:style-name="P2">Module2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7.1cm" svg:height="2.1cm" svg:x="11.3cm" svg:y="22.7cm">
          <text:p text:style-name="P2">ModuleX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.4cm" svg:height="1.42cm" svg:x="15.2cm" svg:y="20.4cm">
          <draw:text-box>
            <text:p text:style-name="P1">…...</text:p>
          </draw:text-box>
        </draw:frame>
        <draw:line draw:style-name="gr6" draw:text-style-name="P2" draw:layer="layout" svg:x1="11.1cm" svg:y1="6.3cm" svg:x2="8cm" svg:y2="6.3cm">
          <text:p/>
        </draw:line>
        <draw:line draw:style-name="gr7" draw:text-style-name="P2" draw:layer="layout" svg:x1="8cm" svg:y1="7.1cm" svg:x2="11.1cm" svg:y2="7.1cm">
          <text:p/>
        </draw:line>
        <draw:line draw:style-name="gr8" draw:text-style-name="P2" draw:layer="layout" svg:x1="14.6cm" svg:y1="7.8cm" svg:x2="14.6cm" svg:y2="10.1cm">
          <text:p/>
        </draw:line>
        <draw:line draw:style-name="gr8" draw:text-style-name="P2" draw:layer="layout" svg:x1="14.7cm" svg:y1="12.2cm" svg:x2="14.7cm" svg:y2="14.5cm">
          <text:p/>
        </draw:line>
        <draw:line draw:style-name="gr8" draw:text-style-name="P2" draw:layer="layout" svg:x1="14.7cm" svg:y1="16.5cm" svg:x2="14.7cm" svg:y2="17.6cm">
          <text:p/>
        </draw:line>
        <draw:line draw:style-name="gr8" draw:text-style-name="P2" draw:layer="layout" svg:x1="14.8cm" svg:y1="19.9cm" svg:x2="14.8cm" svg:y2="22.7cm">
          <text:p/>
        </draw:line>
        <draw:custom-shape draw:style-name="gr9" draw:text-style-name="P2" draw:layer="layout" svg:width="3.1cm" svg:height="10.3cm" svg:x="6.2cm" svg:y="14.4cm">
          <text:p text:style-name="P2">交易系统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4cm" svg:height="10.3cm" svg:x="1.3cm" svg:y="14.4cm">
          <text:p text:style-name="P2">券商接口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1.2cm" svg:y1="15.5cm" svg:x2="9.2cm" svg:y2="15.5cm">
          <text:p/>
        </draw:line>
        <draw:line draw:style-name="gr11" draw:text-style-name="P2" draw:layer="layout" svg:x1="11.2cm" svg:y1="18.7cm" svg:x2="9.2cm" svg:y2="18.7cm">
          <text:p/>
        </draw:line>
        <draw:line draw:style-name="gr11" draw:text-style-name="P2" draw:layer="layout" svg:x1="11.3cm" svg:y1="23.8cm" svg:x2="9.3cm" svg:y2="23.8cm">
          <text:p/>
        </draw:line>
        <draw:line draw:style-name="gr12" draw:text-style-name="P2" draw:layer="layout" svg:x1="6.4cm" svg:y1="19.7cm" svg:x2="4.4cm" svg:y2="19.7cm">
          <text:p/>
        </draw:line>
        <draw:connector draw:style-name="gr13" draw:text-style-name="P2" draw:layer="layout" draw:line-skew="0cm 8.901cm -1.399cm" svg:x1="14.85cm" svg:y1="24.8cm" svg:x2="14.65cm" svg:y2="5.7cm" draw:start-shape="id1" draw:start-glue-point="2" draw:end-shape="id2" draw:end-glue-point="0" svg:d="M14850 24800v501h4650v-21501h-4850v1900" svg:viewBox="0 0 4851 215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8T10:10:59.998745720</meta:creation-date>
    <dc:date>2016-05-08T10:23:34.789966694</dc:date>
    <meta:editing-duration>P0D</meta:editing-duration>
    <meta:editing-cycles>1</meta:editing-cycles>
    <meta:document-statistic meta:object-count="21"/>
    <meta:generator>LibreOffice/4.2.8.2$Linux_X86_64 LibreOffice_project/420m0$Build-2</meta:generator>
  </office:meta>
</office:document-meta>
</file>